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00000008F967E3383B393FEA3.png" manifest:media-type="image/png"/>
  <manifest:file-entry manifest:full-path="Pictures/10000201000000EB000000EA1B733E2B35BDB290.png" manifest:media-type="image/png"/>
  <manifest:file-entry manifest:full-path="Pictures/10000201000000700000008F79BA01E369F89D82.png" manifest:media-type="image/png"/>
  <manifest:file-entry manifest:full-path="Pictures/10000201000002BF000002D083D1014D8BBE0B55.png" manifest:media-type="image/png"/>
  <manifest:file-entry manifest:full-path="Pictures/10000201000000EB000000EAE20A44866A78668E.png" manifest:media-type="image/png"/>
  <manifest:file-entry manifest:full-path="Pictures/100002010000020000000200D68CBF92F836A7AB.png" manifest:media-type="image/png"/>
  <manifest:file-entry manifest:full-path="Pictures/10000201000002BF000002D0B064E07AE5CFC0B9.png" manifest:media-type="image/png"/>
  <manifest:file-entry manifest:full-path="Pictures/100002010000013C000001B6FC30A138041E8E39.png" manifest:media-type="image/png"/>
  <manifest:file-entry manifest:full-path="Pictures/100002010000013C000001B67D04111FB6403283.png" manifest:media-type="image/png"/>
  <manifest:file-entry manifest:full-path="Pictures/100002010000020000000200CD756069F02CCE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9cm, 0cm, 0.1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7.878cm" svg:y="1.566cm" svg:width="3.39cm" svg:height="3.387cm" draw:z-index="0"><draw:image xlink:href="Pictures/10000201000000700000008F967E3383B393FEA3.png" xlink:type="simple" xlink:show="embed" xlink:actuate="onLoad"/></draw:frame><draw:frame draw:style-name="fr1" draw:name="Obraz2" text:anchor-type="paragraph" svg:x="7.881cm" svg:y="4.955cm" svg:width="3.387cm" svg:height="3.387cm" draw:z-index="1"><draw:image xlink:href="Pictures/10000201000000700000008F79BA01E369F89D82.png" xlink:type="simple" xlink:show="embed" xlink:actuate="onLoad"/></draw:frame><draw:frame draw:style-name="fr2" draw:name="Obraz3" text:anchor-type="paragraph" svg:x="4.489cm" svg:y="1.563cm" svg:width="3.39cm" svg:height="3.39cm" draw:z-index="2"><draw:image xlink:href="Pictures/10000201000000EB000000EAE20A44866A78668E.png" xlink:type="simple" xlink:show="embed" xlink:actuate="onLoad"/></draw:frame><draw:frame draw:style-name="fr2" draw:name="Obraz4" text:anchor-type="paragraph" svg:x="4.489cm" svg:y="4.951cm" svg:width="3.39cm" svg:height="3.39cm" draw:z-index="3"><draw:image xlink:href="Pictures/10000201000000EB000000EA1B733E2B35BDB290.png" xlink:type="simple" xlink:show="embed" xlink:actuate="onLoad"/></draw:frame><draw:frame draw:style-name="fr2" draw:name="Obraz5" text:anchor-type="paragraph" svg:x="4.489cm" svg:y="8.333cm" svg:width="3.39cm" svg:height="3.39cm" draw:z-index="4"><draw:image xlink:href="Pictures/10000201000002BF000002D083D1014D8BBE0B55.png" xlink:type="simple" xlink:show="embed" xlink:actuate="onLoad"/></draw:frame><draw:frame draw:style-name="fr2" draw:name="Obraz6" text:anchor-type="paragraph" svg:x="4.489cm" svg:y="11.714cm" svg:width="3.39cm" svg:height="3.39cm" draw:z-index="5"><draw:image xlink:href="Pictures/10000201000002BF000002D0B064E07AE5CFC0B9.png" xlink:type="simple" xlink:show="embed" xlink:actuate="onLoad"/></draw:frame><draw:frame draw:style-name="fr2" draw:name="Obraz7" text:anchor-type="paragraph" svg:x="7.878cm" svg:y="8.333cm" svg:width="3.387cm" svg:height="3.387cm" draw:z-index="6"><draw:image xlink:href="Pictures/100002010000013C000001B6FC30A138041E8E39.png" xlink:type="simple" xlink:show="embed" xlink:actuate="onLoad"/></draw:frame><draw:frame draw:style-name="fr2" draw:name="Obraz8" text:anchor-type="paragraph" svg:x="7.878cm" svg:y="11.718cm" svg:width="3.387cm" svg:height="3.387cm" draw:z-index="7"><draw:image xlink:href="Pictures/100002010000013C000001B67D04111FB6403283.png" xlink:type="simple" xlink:show="embed" xlink:actuate="onLoad"/></draw:frame><draw:frame draw:style-name="fr2" draw:name="Obraz11" text:anchor-type="paragraph" svg:x="11.266cm" svg:y="1.563cm" svg:width="3.387cm" svg:height="3.387cm" draw:z-index="8"><draw:image xlink:href="Pictures/100002010000020000000200D68CBF92F836A7AB.png" xlink:type="simple" xlink:show="embed" xlink:actuate="onLoad"/></draw:frame><draw:frame draw:style-name="fr2" draw:name="Obraz12" text:anchor-type="paragraph" svg:x="11.262cm" svg:y="4.948cm" svg:width="3.387cm" svg:height="3.387cm" draw:z-index="9"><draw:image xlink:href="Pictures/100002010000020000000200CD756069F02CCE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17:11:42.244000000</dc:date>
    <meta:editing-duration>PT8M56S</meta:editing-duration>
    <meta:editing-cycles>3</meta:editing-cycles>
    <meta:generator>LibreOffice/5.3.1.2$Windows_X86_64 LibreOffice_project/e80a0e0fd1875e1696614d24c32df0f95f03deb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